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19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stroke="none" svg:stroke-color="#000000" draw:fill="none" draw:fill-color="#ffffff" fo:min-height="1.691cm"/>
    </style:style>
    <style:style style:name="co1" style:family="table-column">
      <style:table-column-properties style:column-width="3.53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3.288cm" style:use-optimal-column-width="false"/>
    </style:style>
    <style:style style:name="co4" style:family="table-column">
      <style:table-column-properties style:column-width="3.136cm" style:use-optimal-column-width="false"/>
    </style:style>
    <style:style style:name="co5" style:family="table-column">
      <style:table-column-properties style:column-width="1.458cm" style:use-optimal-column-width="false"/>
    </style:style>
    <style:style style:name="co6" style:family="table-column">
      <style:table-column-properties style:column-width="2.81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style:text-autospace="none"/>
    </style:style>
    <style:style style:name="P6" style:family="paragraph">
      <style:text-properties fo:font-size="15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3.5cm" svg:x="9cm" svg:y="33.5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id="id1" draw:layer="layout" svg:width="6cm" svg:height="3.011cm" svg:x="9.1cm" svg:y="33.505cm">
          <draw:text-box>
            <text:p/>
            <text:p><text:s text:c="3"/>Vis on Gepäck</text:p>
            <text:p/>
            <text:p><text:span text:style-name="T1">Gepäck.Gewicht &gt; 20</text:span></text:p>
          </draw:text-box>
        </draw:frame>
        <draw:custom-shape draw:style-name="gr3" draw:text-style-name="P2" draw:layer="layout" svg:width="8.5cm" svg:height="6cm" svg:x="17.158cm" svg:y="29.716cm">
          <text:p text:style-name="P1"><text:span text:style-name="T1">CI on Gepä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17.356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17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20.05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17.158cm" svg:y="38.2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56) translate (17.47cm 39.3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47cm" draw:transform="rotate (1.5666075365898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20.05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20.215cm 38.3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8981) translate (20.158cm 37.2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24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24.158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15cm" draw:transform="rotate (1.56660753658981) translate (24.252cm 38.3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56) translate (24.573cm 39.278cm)">
          <draw:text-box>
            <text:p><text:span text:style-name="T3">P02</text:span></text:p>
          </draw:text-box>
        </draw:frame>
        <draw:custom-shape draw:style-name="gr3" draw:text-style-name="P2" draw:layer="layout" svg:width="8.5cm" svg:height="6cm" svg:x="29.9cm" svg:y="29.716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30.098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9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32.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9.9cm" svg:y="38.21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446cm" svg:height="1.495cm" draw:transform="rotate (1.58126830230656) translate (30.212cm 39.3cm)">
          <draw:text-box>
            <text:p><text:span text:style-name="T3">P07</text:span></text:p>
          </draw:text-box>
        </draw:frame>
        <draw:custom-shape draw:style-name="gr5" draw:text-style-name="P1" draw:layer="layout" svg:width="1cm" svg:height="1cm" svg:x="32.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32.957cm 38.316cm)">
          <draw:text-box>
            <text:p><text:span text:style-name="T3">P04</text:span></text:p>
          </draw:text-box>
        </draw:frame>
        <draw:frame draw:style-name="gr11" draw:text-style-name="P4" draw:layer="layout" svg:width="1.53cm" svg:height="1.495cm" draw:transform="rotate (1.56660753658981) translate (32.9cm 37.342cm)">
          <draw:text-box>
            <text:p><text:span text:style-name="T3">B17</text:span></text:p>
          </draw:text-box>
        </draw:frame>
        <draw:custom-shape draw:style-name="gr5" draw:text-style-name="P1" draw:layer="layout" svg:width="1.5cm" svg:height="2.5cm" svg:x="36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6.9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547cm" draw:transform="rotate (1.56660753658981) translate (36.875cm 38.321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9" draw:text-style-name="P4" draw:layer="layout" svg:width="1.446cm" svg:height="0.995cm" draw:transform="rotate (1.58126830230656) translate (37.315cm 39.2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47cm" draw:transform="rotate (1.5666075365898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frame draw:style-name="gr7" draw:text-style-name="P4" draw:layer="layout" svg:width="2.212cm" svg:height="1.547cm" draw:transform="rotate (1.56660753658981) translate (29.9cm 38.31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12" draw:text-style-name="P1" draw:id="id4" draw:layer="layout" svg:width="5.5cm" svg:height="2.4cm" svg:x="16.4cm" svg:y="25.3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id="id2" draw:layer="layout" svg:width="1.571cm" svg:height="0.6cm" svg:x="16.4cm" svg:y="27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3" draw:layer="layout" svg:width="1.571cm" svg:height="0.6cm" svg:x="20.329cm" svg:y="27.716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12.1cm" svg:y1="33.505cm" svg:x2="17.185cm" svg:y2="28.316cm" draw:start-shape="id1" draw:start-glue-point="0" draw:end-shape="id2" draw:end-glue-point="2" svg:d="m12100 33505v-501l5085-4187v-501">
          <text:p/>
        </draw:connector>
        <draw:connector draw:style-name="gr13" draw:text-style-name="P1" draw:layer="layout" draw:type="lines" svg:x1="21.408cm" svg:y1="29.716cm" svg:x2="21.114cm" svg:y2="28.316cm" draw:end-shape="id3" draw:end-glue-point="2" svg:d="m21408 29716v0l-294-899v-501">
          <text:p/>
        </draw:connector>
        <draw:frame draw:style-name="gr4" draw:layer="layout" svg:width="3.321cm" svg:height="1.673cm" svg:x="17.5cm" svg:y="25.916cm">
          <draw:text-box>
            <text:p>Merge on<text:line-break/>GepäckID</text:p>
          </draw:text-box>
        </draw:frame>
        <draw:custom-shape draw:style-name="gr14" draw:text-style-name="P1" draw:layer="layout" svg:width="5cm" svg:height="5cm" svg:x="18.9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19.151cm" svg:y1="25.316cm" svg:x2="21.4cm" svg:y2="24.516cm" draw:start-shape="id4" draw:start-glue-point="5" svg:d="m19151 25316v-502l2249-298v0">
          <text:p/>
        </draw:connector>
        <draw:frame draw:style-name="standard" draw:layer="layout" svg:width="8.284cm" svg:height="4.909cm" svg:x="6.387cm" svg:y="19.9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4">GepaeckID</text:span></text:p>
              </table:table-cell>
              <table:table-cell>
                <text:p text:style-name="P5"><text:span text:style-name="T4">Flug</text:span></text:p>
              </table:table-cell>
              <table:table-cell>
                <text:p text:style-name="P5"><text:span text:style-name="T4">ReisenderI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1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2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24</text:span></text:p>
              </table:table-cell>
              <table:table-cell>
                <text:p text:style-name="P5"><text:span text:style-name="T4">F14</text:span></text:p>
              </table:table-cell>
              <table:table-cell>
                <text:p text:style-name="P5"><text:span text:style-name="T4">R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G25</text:span></text:p>
              </table:table-cell>
              <table:table-cell>
                <text:p text:style-name="P5"><text:span text:style-name="T4">F15</text:span></text:p>
              </table:table-cell>
              <table:table-cell>
                <text:p text:style-name="P5"><text:span text:style-name="T4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path draw:style-name="gr15" draw:text-style-name="P1" draw:layer="layout" svg:width="9.299cm" svg:height="5.999cm" svg:x="5.9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16" draw:text-style-name="P1" draw:layer="layout" svg:width="9.299cm" svg:height="5.999cm" svg:x="5.9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line draw:style-name="gr17" draw:text-style-name="P1" draw:layer="layout" svg:x1="15.4cm" svg:y1="22.516cm" svg:x2="18.9cm" svg:y2="22.016cm">
          <text:p text:style-name="P1">SKT on<text:line-break/><text:line-break/> GepäckID</text:p>
        </draw:line>
        <draw:custom-shape draw:style-name="gr12" draw:text-style-name="P1" draw:layer="layout" svg:width="5.5cm" svg:height="2.4cm" svg:x="29.9cm" svg:y="25.5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29.9cm" svg:y="27.9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71cm" svg:height="0.6cm" svg:x="33.829cm" svg:y="27.9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952cm" svg:height="1.673cm" svg:x="31cm" svg:y="26.116cm">
          <draw:text-box>
            <text:p>Merge on<text:line-break/>BuchungsID</text:p>
          </draw:text-box>
        </draw:frame>
        <draw:custom-shape draw:style-name="gr14" draw:text-style-name="P1" draw:layer="layout" svg:width="5cm" svg:height="5cm" svg:x="24.4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33.451cm" svg:y1="25.516cm" svg:x2="28.2cm" svg:y2="24.516cm" svg:d="m33451 25516v-502l-5251 3v-501">
          <text:p/>
        </draw:connector>
        <draw:line draw:style-name="gr13" draw:text-style-name="P1" draw:layer="layout" svg:x1="33.9cm" svg:y1="30.016cm" svg:x2="34.4cm" svg:y2="28.516cm">
          <text:p/>
        </draw:line>
        <draw:frame draw:style-name="standard" draw:layer="layout" svg:width="7.405cm" svg:height="4.954cm" svg:x="33.172cm" svg:y="19.06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6">BuchungsID</text:p>
              </table:table-cell>
              <table:table-cell>
                <text:p text:style-name="P6">Flug</text:p>
              </table:table-cell>
              <table:table-cell>
                <text:p text:style-name="P6">Reisender</text:p>
              </table:table-cell>
            </table:table-row>
            <table:table-row table:style-name="ro3" table:default-cell-style-name="ce2">
              <table:table-cell>
                <text:p text:style-name="P6">B01</text:p>
              </table:table-cell>
              <table:table-cell>
                <text:p text:style-name="P6">F13</text:p>
              </table:table-cell>
              <table:table-cell>
                <text:p text:style-name="P6">R02</text:p>
              </table:table-cell>
            </table:table-row>
            <table:table-row table:style-name="ro3" table:default-cell-style-name="ce2">
              <table:table-cell>
                <text:p text:style-name="P6">B02</text:p>
              </table:table-cell>
              <table:table-cell>
                <text:p text:style-name="P6">F09</text:p>
              </table:table-cell>
              <table:table-cell>
                <text:p text:style-name="P6">R06</text:p>
              </table:table-cell>
            </table:table-row>
            <table:table-row table:style-name="ro3" table:default-cell-style-name="ce2">
              <table:table-cell>
                <text:p text:style-name="P6">…</text:p>
              </table:table-cell>
              <table:table-cell>
                <text:p text:style-name="P6">…</text:p>
              </table:table-cell>
              <table:table-cell>
                <text:p text:style-name="P6">…</text:p>
              </table:table-cell>
            </table:table-row>
            <table:table-row table:style-name="ro3" table:default-cell-style-name="ce2">
              <table:table-cell>
                <text:p text:style-name="P6">B24</text:p>
              </table:table-cell>
              <table:table-cell>
                <text:p text:style-name="P6">F08</text:p>
              </table:table-cell>
              <table:table-cell>
                <text:p text:style-name="P6">R03</text:p>
              </table:table-cell>
            </table:table-row>
            <table:table-row table:style-name="ro4" table:default-cell-style-name="ce2">
              <table:table-cell>
                <text:p text:style-name="P6">B25</text:p>
              </table:table-cell>
              <table:table-cell>
                <text:p text:style-name="P6">F09</text:p>
              </table:table-cell>
              <table:table-cell>
                <text:p text:style-name="P6">R08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path draw:style-name="gr15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6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line draw:style-name="gr18" draw:text-style-name="P1" draw:layer="layout" svg:x1="29.4cm" svg:y1="22.316cm" svg:x2="31.9cm" svg:y2="20.816cm">
          <text:p text:style-name="P1">SKT<text:line-break/> <text:line-break/>on <text:line-break/>BuchungsID</text:p>
        </draw:line>
        <draw:custom-shape draw:style-name="gr12" draw:text-style-name="P1" draw:layer="layout" svg:width="5.5cm" svg:height="2.4cm" svg:x="21.4cm" svg:y="15.0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21.4cm" svg:y="17.4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71cm" svg:height="0.6cm" svg:x="25.329cm" svg:y="17.4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2cm" svg:height="1.673cm" svg:x="22.5cm" svg:y="15.616cm">
          <draw:text-box>
            <text:p>Merge on<text:line-break/>ReisenderID</text:p>
          </draw:text-box>
        </draw:frame>
        <draw:line draw:style-name="gr19" draw:text-style-name="P1" draw:layer="layout" svg:x1="20.9cm" svg:y1="19.516cm" svg:x2="21.9cm" svg:y2="18.016cm">
          <text:p/>
        </draw:line>
        <draw:line draw:style-name="gr19" draw:text-style-name="P1" draw:layer="layout" svg:x1="26.9cm" svg:y1="19.516cm" svg:x2="26.4cm" svg:y2="18.016cm">
          <text:p/>
        </draw:line>
        <draw:custom-shape draw:style-name="gr20" draw:text-style-name="P1" draw:layer="layout" svg:width="3.5cm" svg:height="2cm" svg:x="22.3cm" svg:y="12.3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4cm" svg:y1="15.3cm" svg:x2="24cm" svg:y2="14.3cm">
          <text:p/>
        </draw:line>
        <draw:polygon draw:style-name="gr21" draw:text-style-name="P1" draw:layer="layout" svg:width="0cm" svg:height="0cm" svg:x="9.981cm" svg:y="15.76cm" svg:viewBox="0 0 0 0" draw:points="0,0">
          <text:p/>
        </draw:polygon>
        <draw:polygon draw:style-name="gr21" draw:text-style-name="P1" draw:layer="layout" svg:width="0cm" svg:height="0cm" svg:x="10cm" svg:y="11.924cm" svg:viewBox="0 0 0 0" draw:points="0,0">
          <text:p/>
        </draw:polygon>
        <draw:custom-shape draw:style-name="gr1" draw:text-style-name="P1" draw:layer="layout" svg:width="7cm" svg:height="3.5cm" svg:x="9.5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6.9cm" svg:height="2.927cm" svg:x="9.6cm" svg:y="14.8cm">
          <draw:text-box>
            <text:p/>
            <text:p><text:s/>Vis on Reisender</text:p>
            <text:p><text:span text:style-name="T1"/></text:p>
            <text:p><text:span text:style-name="T1">Reisender.Geschlecht=M</text:span></text:p>
          </draw:text-box>
        </draw:frame>
        <draw:polygon draw:style-name="gr21" draw:text-style-name="P1" draw:layer="layout" svg:width="0cm" svg:height="0cm" svg:x="5.481cm" svg:y="8.96cm" svg:viewBox="0 0 0 0" draw:points="0,0">
          <text:p/>
        </draw:polygon>
        <draw:polygon draw:style-name="gr21" draw:text-style-name="P1" draw:layer="layout" svg:width="0cm" svg:height="0cm" svg:x="14cm" svg:y="12.724cm" svg:viewBox="0 0 0 0" draw:points="0,0">
          <text:p/>
        </draw:polygon>
        <draw:custom-shape draw:style-name="gr5" draw:text-style-name="P1" draw:layer="layout" svg:width="7cm" svg:height="3.5cm" svg:x="5cm" svg:y="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6.9cm" svg:height="3.638cm" svg:x="5.1cm" svg:y="8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M</text:span></text:p>
          </draw:text-box>
        </draw:frame>
        <draw:custom-shape draw:style-name="gr20" draw:text-style-name="P1" draw:layer="layout" svg:width="3cm" svg:height="2.5cm" svg:x="22.5cm" svg:y="8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9" draw:text-style-name="P1" draw:layer="layout" svg:x1="12cm" svg:y1="14.8cm" svg:x2="22.5cm" svg:y2="10.3cm">
          <text:p/>
        </draw:line>
        <draw:line draw:style-name="gr19" draw:text-style-name="P1" draw:layer="layout" svg:x1="24cm" svg:y1="12.3cm" svg:x2="24cm" svg:y2="10.8cm">
          <text:p/>
        </draw:line>
        <draw:custom-shape draw:style-name="gr14" draw:text-style-name="P1" draw:layer="layout" svg:width="5cm" svg:height="5cm" svg:x="21.5cm" svg:y="2.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0cm" svg:y1="8cm" svg:x2="21.5cm" svg:y2="4.5cm">
          <text:p/>
        </draw:line>
        <draw:line draw:style-name="gr19" draw:text-style-name="P1" draw:layer="layout" svg:x1="24cm" svg:y1="8.5cm" svg:x2="24cm" svg:y2="7.5cm">
          <text:p/>
        </draw:line>
        <draw:custom-shape draw:style-name="gr20" draw:text-style-name="P1" draw:layer="layout" svg:width="9.5cm" svg:height="5cm" svg:x="30.5cm" svg:y="2.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9" draw:text-style-name="P1" draw:layer="layout" svg:x1="26.5cm" svg:y1="5cm" svg:x2="30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01T10:59:14</meta:creation-date>
    <dc:date>2011-09-02T00:17:08</dc:date>
    <dc:creator>Callisto </dc:creator>
    <meta:editing-duration>PT13H03M26S</meta:editing-duration>
    <meta:editing-cycles>9</meta:editing-cycles>
    <meta:generator>OpenOffice.org/3.2$Unix OpenOffice.org_project/320m19$Build-9505</meta:generator>
    <meta:document-statistic meta:object-count="80"/>
  </office:meta>
</office:document-meta>
</file>